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text-shadow="none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text-shadow="none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1.5cm" svg:x="-2cm" svg:y="3.5cm">
          <text:p text:style-name="P1">Neues Spi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-2cm" svg:y="5.5cm">
          <text:p text:style-name="P1">Highscoreliste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4.5cm" svg:height="1.5cm" svg:x="4.5cm" svg:y="8cm">
            <text:p text:style-name="P1">Fragen nach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1cm" svg:x="5.5cm" svg:y="9.5cm">
            <text:p text:style-name="P1">Namen von Orte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5cm" svg:height="1cm" svg:x="5.5cm" svg:y="10.5cm">
            <text:p text:style-name="P1">Position von Orten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.5cm" svg:height="1cm" svg:x="5.5cm" svg:y="5cm">
            <text:p text:style-name="P1">Trainingsmodus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5cm" svg:height="1cm" svg:x="5.5cm" svg:y="6cm">
            <text:p text:style-name="P1">Normales Spiel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5cm" svg:height="1cm" svg:x="5.5cm" svg:y="7cm">
            <text:p text:style-name="P1">Netzwerkspiel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5cm" svg:height="1.5cm" svg:x="4.5cm" svg:y="3.5cm">
            <text:p text:style-name="P1">Spielmodus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4.5cm" svg:height="1.5cm" svg:x="4.5cm" svg:y="16cm">
          <text:p text:style-name="P1">Auf Zeit spielen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4.5cm" svg:height="1.5cm" svg:x="4.5cm" svg:y="18cm">
            <text:p text:style-name="P1">Anzeige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5cm" svg:height="1cm" svg:x="5.5cm" svg:y="19.5cm">
            <text:p text:style-name="P1">Berge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5cm" svg:height="1cm" svg:x="5.5cm" svg:y="20.5cm">
            <text:p text:style-name="P1">Grenze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5cm" svg:height="1cm" svg:x="5.5cm" svg:y="21.5cm">
            <text:p text:style-name="P1">Gewässe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4.5cm" svg:height="1.5cm" svg:x="4.5cm" svg:y="11.5cm">
            <text:p text:style-name="P1">Fragen nach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5cm" svg:height="1cm" svg:x="5.5cm" svg:y="13cm">
            <text:p text:style-name="P1">Großstädte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5cm" svg:height="1cm" svg:x="5.5cm" svg:y="14cm">
            <text:p text:style-name="P1">Kreisen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5cm" svg:height="1cm" svg:x="5.5cm" svg:y="15cm">
            <text:p text:style-name="P1">Staaten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draw:layer="layout" svg:width="4.5cm" svg:height="1.5cm" svg:x="4.5cm" svg:y="23cm">
          <text:p text:style-name="P1">Einstellunge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1.5cm" svg:y="3.5cm">
          <text:p text:style-name="P1">Online-Hilf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1.5cm" svg:y="5cm">
          <text:p text:style-name="P1">Was ist das?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1.5cm" svg:y="7cm">
          <text:p text:style-name="P1">Tip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6cm" svg:y="9cm">
          <text:p text:style-name="P1">Nach Updates suche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11.5cm" svg:y="9cm">
          <text:p text:style-name="P1">Über...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.5cm" svg:x="-2cm" svg:y="1.5cm">
          <text:p text:style-name="P2"><text:span text:style-name="T1">Spie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.5cm" svg:x="4.5cm" svg:y="1.5cm">
          <text:p text:style-name="P2"><text:span text:style-name="T1">Einstellung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1.5cm" svg:x="11.5cm" svg:y="1.5cm">
          <text:p text:style-name="P2"><text:span text:style-name="T1">Hilf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-2cm" svg:y="7.5cm">
          <text:p text:style-name="P1">Orte suche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5cm" svg:x="-2cm" svg:y="9.5cm">
          <text:p text:style-name="P1">Schließe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kus Brenneis</meta:initial-creator>
    <meta:creation-date>2011-07-16T15:14:59</meta:creation-date>
    <dc:date>2011-07-16T15:47:28</dc:date>
    <dc:creator>Markus Brenneis</dc:creator>
    <meta:editing-duration>PT3M19S</meta:editing-duration>
    <meta:editing-cycles>1</meta:editing-cycles>
    <meta:document-statistic meta:object-count="33"/>
    <meta:generator>LibreOffice/3.3$Unix LibreOffice_project/330m19$Build-202</meta:generator>
  </office:meta>
</office:document-meta>
</file>